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Inventory_5f_List_5f_Final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ventory_List_Final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Item ID</text:p>
          </table:table-cell>
          <table:table-cell office:value-type="string">
            <text:p>Item Name</text:p>
          </table:table-cell>
          <table:table-cell office:value-type="string">
            <text:p>ExistingQuantity</text:p>
          </table:table-cell>
          <table:table-cell office:value-type="string">
            <text:p>ReservedQuantity</text:p>
          </table:table-cell>
          <table:table-cell office:value-type="string">
            <text:p>AlreadyIssuedQuantity</text:p>
          </table:table-cell>
          <table:table-cell table:number-columns-repeated="1019"/>
        </table:table-row>
        <table:table-row table:style-name="ro2">
          <table:table-cell office:value-type="string">
            <text:p>ITS001</text:p>
          </table:table-cell>
          <table:table-cell office:value-type="string">
            <text:p>Dell Monitor 24"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ITS002</text:p>
          </table:table-cell>
          <table:table-cell office:value-type="string">
            <text:p>Samsung 1TB SSD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TS003</text:p>
          </table:table-cell>
          <table:table-cell office:value-type="string">
            <text:p>Logitech Wireless Mouse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ITS004</text:p>
          </table:table-cell>
          <table:table-cell office:value-type="string">
            <text:p>Corsair 16GB RAM DDR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ITS005</text:p>
          </table:table-cell>
          <table:table-cell office:value-type="string">
            <text:p>Seagate 1TB HDD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ITS006</text:p>
          </table:table-cell>
          <table:table-cell office:value-type="string">
            <text:p>HP ProDesk CP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ITS007</text:p>
          </table:table-cell>
          <table:table-cell office:value-type="string">
            <text:p>Lenovo Keyboar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ITS008</text:p>
          </table:table-cell>
          <table:table-cell office:value-type="string">
            <text:p>ASUS Motherboar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ITS009</text:p>
          </table:table-cell>
          <table:table-cell office:value-type="string">
            <text:p>Intel i7 Process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ITS010</text:p>
          </table:table-cell>
          <table:table-cell office:value-type="string">
            <text:p>AMD Ryzen CP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TS011</text:p>
          </table:table-cell>
          <table:table-cell office:value-type="string">
            <text:p>Zeb SMPS 450W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TS012</text:p>
          </table:table-cell>
          <table:table-cell office:value-type="string">
            <text:p>Acer 27" Display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ITS013</text:p>
          </table:table-cell>
          <table:table-cell office:value-type="string">
            <text:p>Keyboard &amp; Mouse Combo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2">
          <table:table-cell office:value-type="string">
            <text:p>ITS014</text:p>
          </table:table-cell>
          <table:table-cell office:value-type="string">
            <text:p>Cables &amp; Connectors Kit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2">
          <table:table-cell office:value-type="string">
            <text:p>ITS015</text:p>
          </table:table-cell>
          <table:table-cell office:value-type="string">
            <text:p>Network Cables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2">
          <table:table-cell office:value-type="string">
            <text:p>ITS016</text:p>
          </table:table-cell>
          <table:table-cell office:value-type="string">
            <text:p>USB Hubs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string">
            <text:p>ITS017</text:p>
          </table:table-cell>
          <table:table-cell office:value-type="string">
            <text:p>Generic Mouse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2">
          <table:table-cell office:value-type="string">
            <text:p>ITS018</text:p>
          </table:table-cell>
          <table:table-cell office:value-type="string">
            <text:p>Laptop Chargers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string">
            <text:p>ITS019</text:p>
          </table:table-cell>
          <table:table-cell office:value-type="string">
            <text:p>HDMI Cables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ITS020</text:p>
          </table:table-cell>
          <table:table-cell office:value-type="string">
            <text:p>Basic Keyboards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5">11/25/2025</text:date>, <text:time>17:4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entory_5f_List_5f_Final" style:display-name="PageStyle_Inventory_List_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5T17:40:18.61</dc:date>
    <meta:editing-duration>PT48S</meta:editing-duration>
    <meta:editing-cycles>1</meta:editing-cycles>
    <meta:document-statistic meta:table-count="1" meta:cell-count="105" meta:object-count="0"/>
    <meta:generator>OpenOffice/4.1.15$Win32 OpenOffice.org_project/4115m2$Build-9813</meta:generator>
  </office:meta>
</office:document-meta>
</file>